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579" officeooo:paragraph-rsid="00010579"/>
    </style:style>
    <style:style style:name="P2" style:family="paragraph" style:parent-style-name="Standard">
      <style:text-properties officeooo:rsid="0001645a" officeooo:paragraph-rsid="00016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réunion </text:p>
      <text:p text:style-name="P1"/>
      <text:p text:style-name="P1">ENVOYER UN MAIL à MR PERRIN + excuse:cccc</text:p>
      <text:p text:style-name="P1"/>
      <text:p text:style-name="P1">Jeu de la vie elimination ou transformation</text:p>
      <text:p text:style-name="P1"/>
      <text:p text:style-name="P1">Definir un ALGO papier</text:p>
      <text:p text:style-name="P1"/>
      <text:p text:style-name="P2">interraction ? Proposer au joueur de choisir les caractéristiques de son personnage</text:p>
      <text:p text:style-name="P2"><text:tab/>→ HP, Couleur, automate</text:p>
      <text:p text:style-name="P2"><text:tab/>Le tout dans une interface graphique…</text:p>
      <text:p text:style-name="P2"/>
      <text:p text:style-name="P1"/>
      <text:p text:style-name="P1">Prés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8:23:59.180700581</meta:creation-date>
    <dc:date>2016-06-07T10:16:34.805897727</dc:date>
    <meta:editing-duration>PT1H42M23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8" meta:word-count="46" meta:character-count="287" meta:non-whitespace-character-count="246"/>
  </office:meta>
</office:document-meta>
</file>